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ower Picking</text:p>
      <text:p text:style-name="Standard"/>
      <text:p text:style-name="Standard">Bessie wants to pick some flowers along Farmer John’s farm. The farm can be viewed like a number line, with N (1 &lt;= N &lt;= 50000) flowers at positions x1,x2,…xN (−100,000≤xi≤100,000) and Farmer John’s barn at the origin x = 0. No two flowers are the same distance away from the barn. Bessie will pick flowers until Farmer John calls her back to the barn, which will happen in T (1≤T≤1,000,000,000) minutes. Bessie travels one unit of distance every minute. To choose which flowers to pick, Bessie starts at the barn, and always picks the flower closest to the barn, since she thinks that the flowers closest to the barn are the most beautiful. Figure out how many flowers Bessie will pick before she returns to the barn.</text:p>
      <text:p text:style-name="Standard"/>
      <text:p text:style-name="Standard">INPUT FORMAT</text:p>
      <text:p text:style-name="Standard"/>
      <text:p text:style-name="Standard">* Line 1: Two space-separated integers: T and N</text:p>
      <text:p text:style-name="Standard"/>
      <text:p text:style-name="Standard">* Lines 2...N + 1: Line i + 1 contains one integer xi representing the location of the ith flower</text:p>
      <text:p text:style-name="Standard"/>
      <text:p text:style-name="Standard">OUTPUT FORMAT</text:p>
      <text:p text:style-name="Standard"/>
      <text:p text:style-name="Standard">* Line 1: The number of flowers Bessie will pick</text:p>
      <text:p text:style-name="Standard"/>
      <text:p text:style-name="Standard">SAMPLE INPUT</text:p>
      <text:p text:style-name="Standard"/>
      <text:p text:style-name="Standard">30 8</text:p>
      <text:p text:style-name="Standard">-6</text:p>
      <text:p text:style-name="Standard">-2</text:p>
      <text:p text:style-name="Standard">7</text:p>
      <text:p text:style-name="Standard">14</text:p>
      <text:p text:style-name="Standard">-17</text:p>
      <text:p text:style-name="Standard">-5</text:p>
      <text:p text:style-name="Standard">3</text:p>
      <text:p text:style-name="Standard">18</text:p>
      <text:p text:style-name="Standard">Bessie has 30 minutes until Farmer John calls her back to the barn, and there are 8 flowers at positions: -6, -2, 7, 14, -17, -5, 3, 18.</text:p>
      <text:p text:style-name="Standard"/>
      <text:p text:style-name="Standard">SAMPLE OUTPUT</text:p>
      <text:p text:style-name="Standard"/>
      <text:p text:style-name="Standard">5</text:p>
      <text:p text:style-name="Standard">Bessie picks the flowers at positions -2, 3, -5, -6, and 7, which takes her 29 minutes. If she were to pick another flower at position 14, it would take a total of 36 minutes, which would be too lo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9T02:48:57.931000000</meta:creation-date>
    <dc:date>2022-05-19T23:28:05.653000000</dc:date>
    <meta:editing-duration>PT1M6S</meta:editing-duration>
    <meta:editing-cycles>3</meta:editing-cycles>
    <meta:generator>LibreOffice/5.4.6.2$Windows_X86_64 LibreOffice_project/4014ce260a04f1026ba855d3b8d91541c224eab8</meta:generator>
    <meta:document-statistic meta:table-count="0" meta:image-count="0" meta:object-count="0" meta:page-count="1" meta:paragraph-count="21" meta:word-count="256" meta:character-count="1330" meta:non-whitespace-character-count="1095"/>
  </office:meta>
</office:document-meta>
</file>